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onstructing Graphs</text:p>
      <text:p text:style-name="Text_20_body">execute.rst operator.rst update.rst derive-for-training.rst distribute-train.rst import.rst Using the Python API &lt;../../python_api/index.rst&gt;</text:p>
      <text:p text:style-name="Text_20_body">The "How to" articles in this section explain how to build or construct graphs with nGraph components. The recipes are all framework agnostic; in other words, if an entity (framework or user) wishes to make use of target-based computational resources, it can either:</text:p>
      <text:list text:style-name="L1">
        <text:list-item>
          <text:p text:style-name="P1">Do the tasks programatically through a framework, or</text:p>
        </text:list-item>
        <text:list-item>
          <text:p text:style-name="P1">Provide a serialized model that can be imported to run on one of the nGraph backends.</text:p>
        </text:list-item>
      </text:list>
      <text:p text:style-name="First_20_paragraph">Note</text:p>
      <text:p text:style-name="Text_20_body">This section is aimed at intermediate-level developers. It assumes an understanding of the concepts in the previous sections. It does not assume knowledge of any particular frontend framewor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nstructing Graphs</dc:title>
  </office:meta>
</office:document-meta>
</file>